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outline1">
      <style:graphic-properties fo:min-height="11.928cm"/>
    </style:style>
    <style:style style:name="pr7" style:family="presentation" style:parent-style-name="Padrão-outline1">
      <style:graphic-properties fo:min-height="11.929cm"/>
    </style:style>
    <style:style style:name="P1" style:family="paragraph">
      <style:text-properties fo:color="#ff6633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text-properties fo:font-family="'Courier 10 Pitch'" style:font-pitch="fixed" fo:font-size="22pt" style:font-size-asian="22pt" style:font-size-complex="2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8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ff6633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style:style style:name="T3" style:family="text">
      <style:text-properties fo:color="#ff6309" fo:font-family="'Courier 10 Pitch'" style:font-pitch="fixed" fo:font-size="26pt" style:font-size-asian="26pt" style:font-size-complex="26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family="'Courier 10 Pitch'" style:font-pitch="fixed" fo:font-size="22pt" style:font-size-asian="22pt" style:font-size-complex="22pt"/>
    </style:style>
    <style:style style:name="T6" style:family="text">
      <style:text-properties fo:color="#00ae00" fo:font-family="'Courier 10 Pitch'" style:font-pitch="fixed" fo:font-size="22pt" style:font-size-asian="22pt" style:font-size-complex="22pt"/>
    </style:style>
    <style:style style:name="T7" style:family="text">
      <style:text-properties fo:font-family="'Courier 10 Pitch'" style:font-pitch="fixed" fo:font-size="22pt" style:font-size-asian="22pt" style:font-size-complex="22pt"/>
    </style:style>
    <style:style style:name="T8" style:family="text">
      <style:text-properties fo:color="#00ae00" fo:font-family="'Courier 10 Pitch'" style:font-pitch="fixed" fo:font-size="22pt" style:font-size-asian="22pt" style:font-size-complex="22pt"/>
    </style:style>
    <style:style style:name="T9" style:family="text">
      <style:text-properties fo:font-family="'Courier 10 Pitch'" style:font-pitch="fixed" fo:font-size="40pt" style:font-size-asian="40pt" style:font-size-complex="40pt"/>
    </style:style>
    <style:style style:name="T10" style:family="text">
      <style:text-properties fo:color="#00ae00" fo:font-family="'Courier 10 Pitch'" style:font-pitch="fixed" fo:font-size="40pt" style:font-size-asian="40pt" style:font-size-complex="40pt"/>
    </style:style>
    <style:style style:name="T11" style:family="text">
      <style:text-properties fo:color="#004586" fo:font-family="'Courier 10 Pitch'" style:font-pitch="fixed" fo:font-size="40pt" style:font-size-asian="40pt" style:font-size-complex="40pt"/>
    </style:style>
    <style:style style:name="T12" style:family="text">
      <style:text-properties fo:font-family="'Courier 10 Pitch'" style:font-pitch="fixed" fo:font-size="36pt" style:font-size-asian="36pt" style:font-size-complex="36pt"/>
    </style:style>
    <style:style style:name="T13" style:family="text">
      <style:text-properties fo:color="#00ae00" fo:font-family="'Courier 10 Pitch'" style:font-pitch="fixed" fo:font-size="36pt" style:font-size-asian="36pt" style:font-size-complex="36pt"/>
    </style:style>
    <style:style style:name="T14" style:family="text">
      <style:text-properties fo:color="#660066" fo:font-family="'Courier 10 Pitch'" style:font-pitch="fixed" fo:font-size="36pt" style:font-size-asian="36pt" style:font-size-complex="36pt"/>
    </style:style>
    <style:style style:name="T15" style:family="text">
      <style:text-properties fo:color="#004586" fo:font-family="'Courier 10 Pitch'" style:font-pitch="fixed" fo:font-size="36pt" style:font-size-asian="36pt" style:font-size-complex="36pt"/>
    </style:style>
    <style:style style:name="T16" style:family="text">
      <style:text-properties fo:color="#660066" fo:font-family="'Courier 10 Pitch'" style:font-pitch="fixed" fo:font-size="22pt" style:font-size-asian="22pt" style:font-size-complex="22pt"/>
    </style:style>
    <style:style style:name="T17" style:family="text">
      <style:text-properties fo:color="#004586" fo:font-family="'Courier 10 Pitch'" style:font-pitch="fixed" fo:font-size="22pt" style:font-size-asian="22pt" style:font-size-complex="22pt"/>
    </style:style>
    <style:style style:name="T18" style:family="text">
      <style:text-properties fo:font-family="'Courier 10 Pitch'" style:font-pitch="fixed" fo:font-size="20pt" style:font-size-asian="20pt" style:font-size-complex="20pt"/>
    </style:style>
    <style:style style:name="T19" style:family="text">
      <style:text-properties style:use-window-font-color="true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20" style:family="text">
      <style:text-properties fo:color="#ff6633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21" style:family="text">
      <style:text-properties style:use-window-font-color="true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22" style:family="text">
      <style:text-properties style:use-window-font-color="true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style:style style:name="T2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++</text:span></text:p>
          </draw:text-box>
        </draw:frame>
        <draw:frame presentation:style-name="pr2" draw:layer="layout" svg:width="24.639cm" svg:height="12.178cm" svg:x="1.4cm" svg:y="4.914cm" presentation:class="subtitle">
          <draw:text-box>
            <text:p>Chrystian Guth</text:p>
            <text:p>Lucas Pereira</text:p>
            <text:p>Renan Nett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Gramática léxica</text:span></text:p>
          </draw:text-box>
        </draw:frame>
        <draw:frame presentation:style-name="pr5" draw:text-style-name="P3" draw:layer="layout" svg:width="24.639cm" svg:height="12.83cm" svg:x="1.4cm" svg:y="4.589cm" presentation:class="subtitle">
          <draw:text-box>
            <text:p text:style-name="P3"><text:span text:style-name="T2">fontes/g/CanecaLexico.g</text:span></text:p>
            <text:p text:style-name="P3"><text:span text:style-name="T3"/></text:p>
            <text:p text:style-name="P3"><text:span text:style-name="T4">lexer grammar CanecaLexico;</text:span></text:p>
            <text:p text:style-name="P3"><text:span text:style-name="T4"/></text:p>
            <text:p text:style-name="P3"><text:span text:style-name="T4">options {</text:span></text:p>
            <text:p text:style-name="P3"><text:span text:style-name="T4"><text:tab/></text:span><text:span text:style-name="T4">language = Java;</text:span></text:p>
            <text:p text:style-name="P3"><text:span text:style-name="T4">}</text:span></text:p>
            <text:p text:style-name="P3"><text:span text:style-name="T4"/></text:p>
            <text:p text:style-name="P3"><text:span text:style-name="T4">@header {</text:span></text:p>
            <text:p text:style-name="P3"><text:span text:style-name="T4"><text:tab/></text:span><text:span text:style-name="T4">package br.ufsc.inf.ine5426.caneca.antlr;</text:span></text:p>
            <text:p text:style-name="P3"><text:span text:style-name="T4">}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Gramática léxica</text:span></text:p>
          </draw:text-box>
        </draw:frame>
        <draw:frame presentation:style-name="pr6" draw:text-style-name="P5" draw:layer="layout" svg:width="12.023cm" svg:height="12.178cm" svg:x="1.4cm" svg:y="4.914cm" presentation:class="outline">
          <draw:text-box>
            <text:p text:style-name="P4"><text:span text:style-name="T5">INICIO : </text:span><text:span text:style-name="T6">'inicio'</text:span><text:span text:style-name="T5"> ;</text:span></text:p>
            <text:p text:style-name="P4"><text:span text:style-name="T5">FIM : </text:span><text:span text:style-name="T6">'fim'</text:span><text:span text:style-name="T5"> ;</text:span></text:p>
            <text:p text:style-name="P4"><text:span text:style-name="T7">SE : </text:span><text:span text:style-name="T8">'se'</text:span><text:span text:style-name="T7"> ;</text:span></text:p>
            <text:p text:style-name="P4"><text:span text:style-name="T7">SENAO : </text:span><text:span text:style-name="T8">'senao'</text:span><text:span text:style-name="T7"> ;</text:span></text:p>
            <text:p text:style-name="P4"><text:span text:style-name="T7">PARA : </text:span><text:span text:style-name="T8">'para'</text:span><text:span text:style-name="T7"> ;</text:span></text:p>
            <text:p text:style-name="P4"><text:span text:style-name="T7">ENQUANTO : </text:span><text:span text:style-name="T8">'enquanto'</text:span><text:span text:style-name="T7"> ;</text:span></text:p>
            <text:p text:style-name="P4"><text:span text:style-name="T7">TENTE : </text:span><text:span text:style-name="T8">'tente'</text:span><text:span text:style-name="T7"> ;</text:span></text:p>
            <text:p text:style-name="P4"><text:span text:style-name="T5">LANCE : </text:span><text:span text:style-name="T6">'lance'</text:span><text:span text:style-name="T5"> ;</text:span></text:p>
            <text:p text:style-name="P4"><text:span text:style-name="T5">CAPTURE : </text:span><text:span text:style-name="T6">'capture'</text:span><text:span text:style-name="T5"> ;</text:span></text:p>
            <text:p text:style-name="P4"><text:span text:style-name="T7">RETORNE : </text:span><text:span text:style-name="T8">'retorne'</text:span><text:span text:style-name="T7"> ;</text:span></text:p>
          </draw:text-box>
        </draw:frame>
        <draw:frame presentation:style-name="pr6" draw:text-style-name="P5" draw:layer="layout" svg:width="12.023cm" svg:height="12.178cm" svg:x="14.025cm" svg:y="4.914cm" presentation:class="outline" presentation:user-transformed="true">
          <draw:text-box>
            <text:p><text:span text:style-name="T7">CLASSE : </text:span><text:span text:style-name="T8">'classe'</text:span><text:span text:style-name="T7"> ;</text:span></text:p>
            <text:p><text:span text:style-name="T7">INTERFACE : </text:span><text:span text:style-name="T8">'interface'</text:span><text:span text:style-name="T7"> ;</text:span></text:p>
            <text:p text:style-name="P4"><text:span text:style-name="T7">ATRIBUTO : </text:span><text:span text:style-name="T8">'atributo'</text:span><text:span text:style-name="T7"> ;</text:span></text:p>
            <text:p text:style-name="P4"><text:span text:style-name="T7">CONSTRUTOR : </text:span><text:span text:style-name="T8">'construtor'</text:span><text:span text:style-name="T7"> ;</text:span></text:p>
            <text:p text:style-name="P4"><text:span text:style-name="T7">METODO : </text:span><text:span text:style-name="T8">'metodo'</text:span><text:span text:style-name="T7"> ;</text:span></text:p>
            <text:p text:style-name="P4"><text:span text:style-name="T7">ESTATICO : </text:span><text:span text:style-name="T8">'estatico'</text:span><text:span text:style-name="T7"> ;</text:span></text:p>
            <text:p><text:span text:style-name="T7">IMPLEMENTA : </text:span><text:span text:style-name="T8">'implementa'</text:span><text:span text:style-name="T7"> ;</text:span></text:p>
            <text:p><text:span text:style-name="T5">PUBLICO : </text:span><text:span text:style-name="T6">'publico'</text:span><text:span text:style-name="T5"> ;</text:span></text:p>
            <text:p><text:span text:style-name="T5">PROTEGIDO : </text:span><text:span text:style-name="T6">'protegido' </text:span><text:span text:style-name="T5">;</text:span></text:p>
            <text:p><text:span text:style-name="T5">PRIVADO : </text:span><text:span text:style-name="T6">'privado'</text:span><text:span text:style-name="T5"> 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Gramática léxica</text:span></text:p>
          </draw:text-box>
        </draw:frame>
        <draw:frame presentation:style-name="pr6" draw:text-style-name="P5" draw:layer="layout" svg:width="12.023cm" svg:height="12.178cm" svg:x="1.4cm" svg:y="5.014cm" presentation:class="outline" presentation:user-transformed="true">
          <draw:text-box>
            <text:p><text:span text:style-name="T7">PUBLICA : </text:span><text:span text:style-name="T8">'publica'</text:span><text:span text:style-name="T7"> ;</text:span></text:p>
            <text:p><text:span text:style-name="T7">PROTEGIDA : </text:span><text:span text:style-name="T8">'protegida'</text:span><text:span text:style-name="T7"> ;</text:span></text:p>
            <text:p><text:span text:style-name="T7">PRIVADA : </text:span><text:span text:style-name="T8">'privada'</text:span><text:span text:style-name="T7"> ;</text:span></text:p>
            <text:p><text:span text:style-name="T7">NOVO : </text:span><text:span text:style-name="T8">'novo'</text:span><text:span text:style-name="T7"> ;</text:span></text:p>
            <text:p><text:span text:style-name="T7">NOVA : </text:span><text:span text:style-name="T8">'nova'</text:span><text:span text:style-name="T7"> ;</text:span></text:p>
            <text:p text:style-name="P4"><text:span text:style-name="T5">ESSE : </text:span><text:span text:style-name="T6">'esse'</text:span><text:span text:style-name="T5"> ;</text:span></text:p>
            <text:p text:style-name="P4"><text:span text:style-name="T5">ESSA : </text:span><text:span text:style-name="T6">'essa'</text:span><text:span text:style-name="T5"> ;</text:span></text:p>
            <text:p text:style-name="P4"><text:span text:style-name="T5">PACOTE : </text:span><text:span text:style-name="T6">'pacote'</text:span><text:span text:style-name="T5"> ;</text:span></text:p>
            <text:p text:style-name="P4"><text:span text:style-name="T5">IMPORTE : </text:span><text:span text:style-name="T6">'importe'</text:span><text:span text:style-name="T5"> ;</text:span></text:p>
            <text:p text:style-name="P4"><text:span text:style-name="T5"/></text:p>
          </draw:text-box>
        </draw:frame>
        <draw:frame presentation:style-name="pr6" draw:text-style-name="P5" draw:layer="layout" svg:width="12.375cm" svg:height="12.178cm" svg:x="14.025cm" svg:y="4.914cm" presentation:class="outline" presentation:user-transformed="true">
          <draw:text-box>
            <text:p><text:span text:style-name="T7">CHAMADA_DE_OBJETO : </text:span><text:span text:style-name="T8">'.'</text:span><text:span text:style-name="T7"> ;</text:span></text:p>
            <text:p><text:span text:style-name="T7">CHAMADA_DE_CLASSE : </text:span><text:span text:style-name="T8">':'</text:span><text:span text:style-name="T7"> ;</text:span></text:p>
            <text:p><text:span text:style-name="T5">PARENTESE_ESQUERDO : </text:span><text:span text:style-name="T6">'('</text:span><text:span text:style-name="T5"> ;</text:span></text:p>
            <text:p><text:span text:style-name="T5">PARENTESE_DIREITO : </text:span><text:span text:style-name="T6">')'</text:span><text:span text:style-name="T5"> ;</text:span></text:p>
            <text:p><text:span text:style-name="T5">COLCHETE_ESQUERDO : </text:span><text:span text:style-name="T6">'['</text:span><text:span text:style-name="T5"> ;</text:span></text:p>
            <text:p><text:span text:style-name="T5">COLCHETE_DIREITO : </text:span><text:span text:style-name="T6">']'</text:span><text:span text:style-name="T5"> ;</text:span></text:p>
            <text:p><text:span text:style-name="T5">ATRIBUIDOR : </text:span><text:span text:style-name="T6">'='</text:span><text:span text:style-name="T5"> ;</text:span></text:p>
            <text:p><text:span text:style-name="T5">SEPARADOR : </text:span><text:span text:style-name="T6">','</text:span><text:span text:style-name="T5"> ;</text:span></text:p>
            <text:p><text:span text:style-name="T5">TERMINADOR : </text:span><text:span text:style-name="T6">';'</text:span><text:span text:style-name="T5">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3">
        <draw:frame presentation:style-name="pr4" draw:text-style-name="P1" draw:layer="layout" svg:width="25.199cm" svg:height="3.506cm" svg:x="1.4cm" svg:y="0.837cm" presentation:class="title">
          <draw:text-box>
            <text:p><text:span text:style-name="T1">Gramática léxica</text:span></text:p>
          </draw:text-box>
        </draw:frame>
        <draw:frame presentation:style-name="pr6" draw:text-style-name="P5" draw:layer="layout" svg:width="12.023cm" svg:height="12.178cm" svg:x="1.4cm" svg:y="4.914cm" presentation:class="outline" presentation:user-transformed="true">
          <draw:text-box>
            <text:p text:style-name="P4"><text:span text:style-name="T5">SOMA : </text:span><text:span text:style-name="T6">'+'</text:span><text:span text:style-name="T5"> ;</text:span></text:p>
            <text:p><text:span text:style-name="T5">SUBTRACAO : </text:span><text:span text:style-name="T6">'-'</text:span><text:span text:style-name="T5"> ;</text:span></text:p>
            <text:p><text:span text:style-name="T5">MULTIPLICACAO : </text:span><text:span text:style-name="T6">'*'</text:span><text:span text:style-name="T5"> ;</text:span></text:p>
            <text:p><text:span text:style-name="T5">DIVISAO : </text:span><text:span text:style-name="T6">'/'</text:span><text:span text:style-name="T5"> ;</text:span></text:p>
            <text:p><text:span text:style-name="T5">RESTO_DA_DIVISAO : </text:span><text:span text:style-name="T6">'%'</text:span><text:span text:style-name="T5"> ;</text:span></text:p>
            <text:p><text:span text:style-name="T5"/></text:p>
          </draw:text-box>
        </draw:frame>
        <draw:frame presentation:style-name="pr6" draw:text-style-name="P5" draw:layer="layout" svg:width="12.023cm" svg:height="12.178cm" svg:x="14.025cm" svg:y="4.914cm" presentation:class="outline" presentation:user-transformed="true">
          <draw:text-box>
            <text:p><text:span text:style-name="T5">NEGACAO : </text:span><text:span text:style-name="T6">'~'</text:span><text:span text:style-name="T5"> ;</text:span></text:p>
            <text:p text:style-name="P4"><text:span text:style-name="T5">E : </text:span><text:span text:style-name="T6">'&amp;&amp;'</text:span><text:span text:style-name="T5"> ;</text:span></text:p>
            <text:p text:style-name="P4"><text:span text:style-name="T5">OU : </text:span><text:span text:style-name="T6">'||'</text:span><text:span text:style-name="T5"> ;</text:span></text:p>
            <text:p text:style-name="P4"><text:span text:style-name="T5">MENOR_IGUAL : </text:span><text:span text:style-name="T6">'&lt;='</text:span><text:span text:style-name="T5"> ;</text:span></text:p>
            <text:p text:style-name="P4"><text:span text:style-name="T5">MAIOR_IGUAL : </text:span><text:span text:style-name="T6">'&gt;='</text:span><text:span text:style-name="T5"> ;</text:span></text:p>
            <text:p text:style-name="P4"><text:span text:style-name="T5">MENOR : </text:span><text:span text:style-name="T6">'&lt;'</text:span><text:span text:style-name="T5"> ;</text:span></text:p>
            <text:p text:style-name="P4"><text:span text:style-name="T5">MAIOR : </text:span><text:span text:style-name="T6">'&gt;'</text:span><text:span text:style-name="T5"> ;</text:span></text:p>
            <text:p text:style-name="P4"><text:span text:style-name="T5">IGUAL : </text:span><text:span text:style-name="T6">'=='</text:span><text:span text:style-name="T5"> ;</text:span></text:p>
            <text:p text:style-name="P4"><text:span text:style-name="T5">DIFERENTE : </text:span><text:span text:style-name="T6">'!='</text:span><text:span text:style-name="T5">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draw:frame presentation:style-name="pr4" draw:layer="layout" svg:width="25.199cm" svg:height="3.506cm" svg:x="1.4cm" svg:y="0.837cm" presentation:class="title">
          <draw:text-box>
            <text:p><text:span text:style-name="T1">Gramática léxica</text:span></text:p>
          </draw:text-box>
        </draw:frame>
        <draw:frame presentation:style-name="pr6" draw:text-style-name="P5" draw:layer="layout" svg:width="24.8cm" svg:height="15.086cm" svg:x="1.4cm" svg:y="4.914cm" presentation:class="outline" presentation:user-transformed="true">
          <draw:text-box>
            <text:p><text:span text:style-name="T9">VALOR_BOOLEANO : </text:span><text:span text:style-name="T10">'verdadeiro'</text:span><text:span text:style-name="T9"> | </text:span><text:span text:style-name="T10">'falso' </text:span><text:span text:style-name="T9">;</text:span></text:p>
            <text:p><text:span text:style-name="T9">VALOR_NULO : </text:span><text:span text:style-name="T10">'nulo' </text:span><text:span text:style-name="T9">;</text:span></text:p>
            <text:p><text:span text:style-name="T9">CONSTANTE_INTEIRA : (</text:span><text:span text:style-name="T10">'-'</text:span><text:span text:style-name="T9">)</text:span><text:span text:style-name="T11">?</text:span><text:span text:style-name="T9"> DIGITO</text:span><text:span text:style-name="T11">+</text:span><text:span text:style-name="T9"> ;</text:span></text:p>
            <text:p><text:span text:style-name="T9">CONSTANTE_REAL : (</text:span><text:span text:style-name="T10">'-'</text:span><text:span text:style-name="T9">)</text:span><text:span text:style-name="T11">?</text:span><text:span text:style-name="T9"> DIGITO</text:span><text:span text:style-name="T11">+</text:span><text:span text:style-name="T9"> </text:span><text:span text:style-name="T10">'.'</text:span><text:span text:style-name="T9"> DIGITO</text:span><text:span text:style-name="T11">+</text:span><text:span text:style-name="T9"> ;</text:span></text:p>
            <text:p><text:span text:style-name="T9">LITERAL_CARACTERE : </text:span><text:span text:style-name="T10">'\''</text:span><text:span text:style-name="T9"> CARACTERE </text:span><text:span text:style-name="T10">'\''</text:span><text:span text:style-name="T9">;</text:span></text:p>
            <text:p><text:span text:style-name="T9">LITERAL_TEXTO : </text:span><text:span text:style-name="T10">'"'</text:span><text:span text:style-name="T9"> (CARACTERE)</text:span><text:span text:style-name="T11">*</text:span><text:span text:style-name="T9"> </text:span><text:span text:style-name="T10">'"'</text:span><text:span text:style-name="T9"> ;</text:span></text:p>
            <text:p><text:span text:style-name="T5"/></text:p>
            <text:p><text:span text:style-name="T9">IDENTIFICADOR : LETRA (LETRA | DIGITO | </text:span><text:span text:style-name="T10">'_'</text:span><text:span text:style-name="T9">)</text:span><text:span text:style-name="T11">*</text:span><text:span text:style-name="T9"> ;</text:span></text:p>
            <text:p><text:span text:style-name="T9">IDENTIFICADOR_DE_PACOTE : </text:span><text:span text:style-name="T10">'@'</text:span><text:span text:style-name="T9"> IDENTIFICADOR (</text:span><text:span text:style-name="T10">'.'</text:span><text:span text:style-name="T9"> IDENTIFICADOR)</text:span><text:span text:style-name="T11">*</text:span><text:span text:style-name="T9"> ;</text:span></text:p>
            <text:p><text:span text:style-name="T5"/></text:p>
            <text:p text:style-name="P6"><text:span text:style-name="T12">ESPACO_EM_BRANCO : (</text:span><text:span text:style-name="T13">' '</text:span><text:span text:style-name="T12"> | TABULACAO | QUEBRA_DE_LINHA) </text:span><text:span text:style-name="T14">{skip();}</text:span><text:span text:style-name="T12"> ;</text:span></text:p>
            <text:p text:style-name="P6"><text:span text:style-name="T12">COMENTARIO_EM_LINHA : (</text:span><text:span text:style-name="T13">'?'</text:span><text:span text:style-name="T12"> </text:span><text:span text:style-name="T15">~</text:span><text:span text:style-name="T12">(QUEBRA_DE_LINHA)</text:span><text:span text:style-name="T15">*</text:span><text:span text:style-name="T12">) </text:span><text:span text:style-name="T14">{$channel=HIDDEN;}</text:span><text:span text:style-name="T12"> ;</text:span></text:p>
            <text:p text:style-name="P6"><text:span text:style-name="T12">COMENTARIO_EM_BLOCO : (</text:span><text:span text:style-name="T13">'#'</text:span><text:span text:style-name="T12"> (</text:span><text:span text:style-name="T14">options {greedy=false;} :</text:span><text:span text:style-name="T12"> .)</text:span><text:span text:style-name="T15">*</text:span><text:span text:style-name="T12"> </text:span><text:span text:style-name="T13">'#'</text:span><text:span text:style-name="T12">) </text:span><text:span text:style-name="T14">{$channel=HIDDEN;}</text:span><text:span text:style-name="T12"> 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draw:frame presentation:style-name="pr4" draw:layer="layout" svg:width="25.199cm" svg:height="3.506cm" svg:x="1.4cm" svg:y="0.837cm" presentation:class="title">
          <draw:text-box>
            <text:p><text:span text:style-name="T1">Gramática léxica</text:span>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p text:style-name="P6"><text:span text:style-name="T16">fragment</text:span><text:span text:style-name="T5"> CARACTERE : CARACTERE_DE_ESCAPE | </text:span><text:span text:style-name="T17">~</text:span><text:span text:style-name="T5">(CARACTERE_NAO_IMPRIMIVEL) ;</text:span></text:p>
            <text:p text:style-name="P6"><text:span text:style-name="T16">fragment</text:span><text:span text:style-name="T5"> CARACTERE_NAO_IMPRIMIVEL : USADO_EM_TEXTO | TABULACAO | QUEBRA_DE_LINHA ;</text:span></text:p>
            <text:p text:style-name="P6"><text:span text:style-name="T16">fragment</text:span><text:span text:style-name="T5"> CARACTERE_DE_ESCAPE : </text:span><text:span text:style-name="T6">'\\'</text:span><text:span text:style-name="T5"> (</text:span><text:span text:style-name="T6">'n'</text:span><text:span text:style-name="T5"> | </text:span><text:span text:style-name="T6">'r'</text:span><text:span text:style-name="T5"> | </text:span><text:span text:style-name="T6">'t'</text:span><text:span text:style-name="T5"> | </text:span><text:span text:style-name="T6">'f'</text:span><text:span text:style-name="T5"> | </text:span><text:span text:style-name="T6">'\\'</text:span><text:span text:style-name="T5"> | </text:span><text:span text:style-name="T6">'\''</text:span><text:span text:style-name="T5"> | </text:span><text:span text:style-name="T6">'"'</text:span><text:span text:style-name="T5">) ;</text:span></text:p>
            <text:p text:style-name="P6"><text:span text:style-name="T16">fragment</text:span><text:span text:style-name="T5"> QUEBRA_DE_LINHA : </text:span><text:span text:style-name="T6">'\n'</text:span><text:span text:style-name="T5"> | </text:span><text:span text:style-name="T6">'\r'</text:span><text:span text:style-name="T5"> ;</text:span></text:p>
            <text:p text:style-name="P6"><text:span text:style-name="T16">fragment</text:span><text:span text:style-name="T5"> TABULACAO : </text:span><text:span text:style-name="T6">'\t'</text:span><text:span text:style-name="T5"> | </text:span><text:span text:style-name="T6">'\f'</text:span><text:span text:style-name="T5"> ;</text:span></text:p>
            <text:p text:style-name="P6"><text:span text:style-name="T16">fragment</text:span><text:span text:style-name="T5"> USADO_EM_TEXTO : </text:span><text:span text:style-name="T6">'\\'</text:span><text:span text:style-name="T5"> | </text:span><text:span text:style-name="T6">'\''</text:span><text:span text:style-name="T5"> | </text:span><text:span text:style-name="T6">'"'</text:span><text:span text:style-name="T5"> ;</text:span></text:p>
            <text:p text:style-name="P6"><text:span text:style-name="T16">fragment</text:span><text:span text:style-name="T5"> LETRA : </text:span><text:span text:style-name="T6">'A'</text:span><text:span text:style-name="T5">..</text:span><text:span text:style-name="T6">'Z'</text:span><text:span text:style-name="T5"> | </text:span><text:span text:style-name="T6">'a'</text:span><text:span text:style-name="T5">..</text:span><text:span text:style-name="T6">'z'</text:span><text:span text:style-name="T5"> ;</text:span></text:p>
            <text:p text:style-name="P6"><text:span text:style-name="T16">fragment</text:span><text:span text:style-name="T5"> DIGITO : </text:span><text:span text:style-name="T6">'0'</text:span><text:span text:style-name="T5">..</text:span><text:span text:style-name="T6">'9'</text:span><text:span text:style-name="T5"> ;</text:span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nalisador léxico</text:span></text:p>
          </draw:text-box>
        </draw:frame>
        <draw:frame presentation:style-name="pr2" draw:text-style-name="P7" draw:layer="layout" svg:width="24.639cm" svg:height="12.178cm" svg:x="1.4cm" svg:y="4.915cm" presentation:class="subtitle" presentation:user-transformed="true">
          <draw:text-box>
            <text:p text:style-name="P4"><text:span text:style-name="T19">Através da gramática especificada o Antlr irá gerar os arquivos:</text:span></text:p>
            <text:p text:style-name="P4"><text:span text:style-name="T2"/></text:p>
            <text:p text:style-name="P4"><text:span text:style-name="T20">fontes/java/.../antlr/</text:span><text:span text:style-name="T2">CanecaLexico.java</text:span></text:p>
            <text:p text:style-name="P4"><text:span text:style-name="T20">fontes/java/.../antlr/</text:span><text:span text:style-name="T2">CanecaLexico.toke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mpilador</text:span></text:p>
          </draw:text-box>
        </draw:frame>
        <draw:frame presentation:style-name="pr2" draw:text-style-name="P7" draw:layer="layout" svg:width="24.639cm" svg:height="13.653cm" svg:x="1.4cm" svg:y="4.179cm" presentation:class="subtitle" presentation:user-transformed="true">
          <draw:text-box>
            <text:p text:style-name="P4"><text:span text:style-name="T19">Nessa primeira etapa o compilador apenas irá utilizar o analisador léxico gerado pelo Antlr para imprimir na tela os tokens reconhecidos de um dado arquivo.</text:span></text:p>
            <text:p text:style-name="P4"><text:span text:style-name="T19"/></text:p>
            <text:p text:style-name="P4"><text:span text:style-name="T20">fontes/java/.../</text:span><text:span text:style-name="T2">Compilador.java</text:span></text:p>
            <text:p text:style-name="P4"><text:span text:style-name="T2"/></text:p>
            <text:p text:style-name="P4"><text:span text:style-name="T19"/></text:p>
            <text:p text:style-name="P4"><text:span text:style-name="T19">Uso do compilador:</text:span></text:p>
            <text:p text:style-name="P4"><text:span text:style-name="T19"/></text:p>
            <text:p text:style-name="P4"><text:span text:style-name="T21">java -classpath binarios/class:bibliotecas/jar/antlr.jar br.ufsc.inf.ine5426.caneca.Compilador.java </text:span><text:span text:style-name="T22">&lt;arquivo.caneca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><text:span text:style-name="T1">Exemplos .caneca</text:span></text:p>
          </draw:text-box>
        </draw:frame>
        <draw:frame presentation:style-name="pr5" draw:text-style-name="P8" draw:layer="layout" svg:width="24.639cm" svg:height="12.179cm" svg:x="1.4cm" svg:y="4.914cm" presentation:class="subtitle">
          <draw:text-box>
            <text:p text:style-name="P3"><text:span text:style-name="T23">Análise léxica dos arquivos:</text:span></text:p>
            <text:p text:style-name="P3"><text:span text:style-name="T20"/></text:p>
            <text:p text:style-name="P3"><text:span text:style-name="T20">fontes/caneca/</text:span><text:span text:style-name="T2">ClasseDeExemplo.caneca</text:span></text:p>
            <text:p text:style-name="P3"><text:span text:style-name="T20">fontes/caneca/</text:span><text:span text:style-name="T2">InterfaceDeExemplo.cane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Silva</meta:initial-creator>
    <meta:creation-date>2012-10-01T16:58:15</meta:creation-date>
    <dc:date>2012-10-03T08:54:59</dc:date>
    <dc:creator>Lucas </dc:creator>
    <meta:editing-duration>PT3H5M17S</meta:editing-duration>
    <meta:editing-cycles>95</meta:editing-cycles>
    <meta:generator>LibreOffice/3.5$Linux_x86 LibreOffice_project/350m1$Build-2</meta:generator>
    <meta:document-statistic meta:object-count="64"/>
  </office:meta>
</office:document-meta>
</file>